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GPIO0_A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PIO1_A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2_A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PIO3_A0</text:p>
          </table:table-cell>
          <table:table-cell office:value-type="float" office:value="96" calcext:value-type="float">
            <text:p>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O1_A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PIO2_A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PIO3_A1</text:p>
          </table:table-cell>
          <table:table-cell office:value-type="float" office:value="97" calcext:value-type="float">
            <text:p>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A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1_A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2_A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PIO3_A2</text:p>
          </table:table-cell>
          <table:table-cell office:value-type="float" office:value="98" calcext:value-type="float">
            <text:p>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1_A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PIO2_A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PIO3_A3</text:p>
          </table:table-cell>
          <table:table-cell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1_A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2_A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GPIO3_A4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A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PIO1_A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PIO2_A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PIO3_A5</text:p>
          </table:table-cell>
          <table:table-cell office:value-type="float" office:value="101" calcext:value-type="float">
            <text:p>1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A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PIO1_A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2_A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PIO3_A6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A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PIO1_A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PIO2_A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GPIO3_A7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1_B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2_B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GPIO3_B0</text:p>
          </table:table-cell>
          <table:table-cell office:value-type="float" office:value="104" calcext:value-type="float">
            <text:p>1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PIO1_B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PIO2_B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PIO3_B1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1_B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2_B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PIO3_B2</text:p>
          </table:table-cell>
          <table:table-cell office:value-type="float" office:value="106" calcext:value-type="float">
            <text:p>1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PIO1_B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PIO2_B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PIO3_B3</text:p>
          </table:table-cell>
          <table:table-cell office:value-type="float" office:value="107" calcext:value-type="float">
            <text:p>1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1_B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PIO2_B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PIO3_B4</text:p>
          </table:table-cell>
          <table:table-cell office:value-type="float" office:value="108" calcext:value-type="float">
            <text:p>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PIO1_B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PIO2_B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PIO3_B5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1_B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PIO2_B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PIO3_B6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B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1_B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PIO2_B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PIO3_B7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1_C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PIO2_C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PIO3_C0</text:p>
          </table:table-cell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PIO1_C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PIO2_C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GPIO3_C1</text:p>
          </table:table-cell>
          <table:table-cell office:value-type="float" office:value="113" calcext:value-type="float">
            <text:p>1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1_C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PIO2_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PIO3_C2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PIO1_C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PIO2_C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PIO3_C3</text:p>
          </table:table-cell>
          <table:table-cell office:value-type="float" office:value="115" calcext:value-type="float">
            <text:p>1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PIO1_C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PIO2_C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PIO3_C4</text:p>
          </table:table-cell>
          <table:table-cell office:value-type="float" office:value="116" calcext:value-type="float">
            <text:p>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1_C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PIO2_C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PIO3_C5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1_C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PIO2_C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PIO3_C6</text:p>
          </table:table-cell>
          <table:table-cell office:value-type="float" office:value="118" calcext:value-type="float">
            <text:p>1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C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PIO1_C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PIO2_C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PIO3_C7</text:p>
          </table:table-cell>
          <table:table-cell office:value-type="float" office:value="119" calcext:value-type="float">
            <text:p>1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1_D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PIO2_D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PIO3_D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1_D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PIO2_D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PIO3_D1</text:p>
          </table:table-cell>
          <table:table-cell office:value-type="float" office:value="121" calcext:value-type="float">
            <text:p>1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1_D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PIO2_D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PIO3_D2</text:p>
          </table:table-cell>
          <table:table-cell office:value-type="float" office:value="122" calcext:value-type="float">
            <text:p>1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PIO1_D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PIO2_D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PIO3_D3</text:p>
          </table:table-cell>
          <table:table-cell office:value-type="float" office:value="123" calcext:value-type="float">
            <text:p>1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1_D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PIO2_D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PIO3_D4</text:p>
          </table:table-cell>
          <table:table-cell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1_D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PIO2_D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PIO3_D5</text:p>
          </table:table-cell>
          <table:table-cell office:value-type="float" office:value="125" calcext:value-type="float">
            <text:p>1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IO1_D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PIO2_D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PIO3_D6</text:p>
          </table:table-cell>
          <table:table-cell office:value-type="float" office:value="126" calcext:value-type="float">
            <text:p>1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0_D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PIO1_D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PIO2_D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PIO3_D7</text:p>
          </table:table-cell>
          <table:table-cell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9:52:36.038241739</meta:creation-date>
    <dc:date>2015-12-30T19:58:19.784060214</dc:date>
    <meta:editing-duration>P0D</meta:editing-duration>
    <meta:editing-cycles>1</meta:editing-cycles>
    <meta:document-statistic meta:table-count="1" meta:cell-count="256" meta:object-count="0"/>
    <meta:generator>LibreOffice/4.2.8.2$Linux_X86_64 LibreOffice_project/420m0$Build-2</meta:generator>
  </office:meta>
</office:document-meta>
</file>